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  <table:table-cell office:value-type="float" office:value="87100" calcext:value-type="float">
            <text:p>87100</text:p>
          </table:table-cell>
          <table:table-cell table:formula="of:=SUM([.G3];[.G33])" office:value-type="float" office:value="74300" calcext:value-type="float">
            <text:p>743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table:formula="of:=SUM([.L2:.L3])" office:value-type="float" office:value="135100" calcext:value-type="float">
            <text:p>1351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38819.0476190476" calcext:value-type="float">
            <text:p>38819.0476190476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5"/>
          <table:table-cell/>
        </table:table-row>
        <table:table-row table:style-name="ro3">
          <table:table-cell table:number-columns-repeated="8"/>
          <table:table-cell table:style-name="ce29"/>
          <table:table-cell table:style-name="ce15" table:formula="of:=SUM([.J4:.J29])" office:value-type="float" office:value="141500" calcext:value-type="float">
            <text:p>14150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3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34:.H59])" office:value-type="float" office:value="36156.5217391304" calcext:value-type="float">
            <text:p>36156.5217391304</text:p>
          </table:table-cell>
          <table:table-cell table:style-name="ce29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63:.F63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D8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3]/20" office:value-type="float" office:value="0" calcext:value-type="float">
            <text:p>0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64:.H88])" office:value-type="float" office:value="0" calcext:value-type="float">
            <text:p>0</text:p>
          </table:table-cell>
          <table:table-cell table:style-name="ce2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5:57:59.491418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08T16:00:42.335326096</dc:date>
    <meta:editing-duration>P11DT11H7M34S</meta:editing-duration>
    <meta:editing-cycles>3460</meta:editing-cycles>
    <meta:generator>LibreOffice/4.2.8.2$Linux_X86_64 LibreOffice_project/420m0$Build-2</meta:generator>
    <meta:document-statistic meta:table-count="21" meta:cell-count="9804" meta:object-count="0"/>
  </office:meta>
</office:document-meta>
</file>